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cm" fo:margin-left="2.799cm" table:align="left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5.9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98cm" style:rel-column-width="2550*"/>
    </style:style>
    <style:style style:name="Table2.B" style:family="table-column">
      <style:table-column-properties style:column-width="4.001cm" style:rel-column-width="2268*"/>
    </style:style>
    <style:style style:name="Table2.C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08068e" officeooo:paragraph-rsid="0008068e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officeooo:rsid="0009b1bd" officeooo:paragraph-rsid="0009b1b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9b5ed" officeooo:paragraph-rsid="0009b5e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b5ed" officeooo:paragraph-rsid="0009b5e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0d6c" officeooo:paragraph-rsid="000b0d6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b0d6c" officeooo:paragraph-rsid="000b0d6c"/>
    </style:style>
    <style:style style:name="T1" style:family="text">
      <style:text-properties style:text-position="super 58%"/>
    </style:style>
    <style:style style:name="T2" style:family="text">
      <style:text-properties officeooo:rsid="000b2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Enrolment</text:p>
          </table:table-cell>
          <table:table-cell table:style-name="Table1.B1" office:value-type="string">
            <text:p text:style-name="P1">10<text:span text:style-name="T1">th</text:span> April, 2013</text:p>
          </table:table-cell>
        </table:table-row>
        <table:table-row>
          <table:table-cell table:style-name="Table1.A2" office:value-type="string">
            <text:p text:style-name="P1">DST Project joining</text:p>
          </table:table-cell>
          <table:table-cell table:style-name="Table1.B2" office:value-type="string">
            <text:p text:style-name="P1">11<text:span text:style-name="T1">th</text:span> October, 2013 (afternoon)</text:p>
          </table:table-cell>
        </table:table-row>
        <table:table-row>
          <table:table-cell table:style-name="Table1.A2" office:value-type="string">
            <text:p text:style-name="P1">DST Project finishes</text:p>
          </table:table-cell>
          <table:table-cell table:style-name="Table1.B2" office:value-type="string">
            <text:p text:style-name="P1">31<text:span text:style-name="T1">st</text:span> March, 2014 (afternoon)</text:p>
          </table:table-cell>
        </table:table-row>
        <table:table-row>
          <table:table-cell table:style-name="Table1.A2" office:value-type="string">
            <text:p text:style-name="P1">DST Project renews</text:p>
          </table:table-cell>
          <table:table-cell table:style-name="Table1.B2" office:value-type="string">
            <text:p text:style-name="P1">1<text:span text:style-name="T1">st</text:span> August, 2014 (forenoon) </text:p>
          </table:table-cell>
        </table:table-row>
        <table:table-row>
          <table:table-cell table:style-name="Table1.A2" office:value-type="string">
            <text:p text:style-name="P1">DST Project resign</text:p>
          </table:table-cell>
          <table:table-cell table:style-name="Table1.B2" office:value-type="string">
            <text:p text:style-name="P1">2<text:span text:style-name="T1">nd</text:span> June, 2015 (afternoon)</text:p>
          </table:table-cell>
        </table:table-row>
        <table:table-row>
          <table:table-cell table:style-name="Table1.A2" office:value-type="string">
            <text:p text:style-name="P1">UGC BSR Meritorious joining</text:p>
          </table:table-cell>
          <table:table-cell table:style-name="Table1.B2" office:value-type="string">
            <text:p text:style-name="P1">3<text:span text:style-name="T1">rd</text:span> June, 2015 (forenoon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ext:soft-page-break/>
        <table:table-row>
          <table:table-cell table:style-name="Table2.A1" office:value-type="string">
            <text:p text:style-name="P2">Report</text:p>
          </table:table-cell>
          <table:table-cell table:style-name="Table2.A1" office:value-type="string">
            <text:p text:style-name="P4">Correction</text:p>
          </table:table-cell>
          <table:table-cell table:style-name="Table2.A1" office:value-type="string">
            <text:p text:style-name="P2">With Me</text:p>
          </table:table-cell>
          <table:table-cell table:style-name="Table2.D1" office:value-type="string">
            <text:p text:style-name="P2"><text:s/><text:span text:style-name="T2">From </text:span>Inder</text:p>
          </table:table-cell>
        </table:table-row>
        <table:table-row>
          <table:table-cell table:style-name="Table2.A2" office:value-type="string">
            <text:p text:style-name="P4">1.1.2013 to 30.6.2013</text:p>
          </table:table-cell>
          <table:table-cell table:style-name="Table2.A2" office:value-type="string">
            <text:p text:style-name="P5">Start Date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1.7.2013 to 31.12.2013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1.01.2014 to 30.06.2014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une-December, 2014</text:p>
          </table:table-cell>
          <table:table-cell table:style-name="Table2.A2" office:value-type="string">
            <text:p text:style-name="P6">Start Date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anuary-June, 2015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uly-December, 2015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anuary-June, 2016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uly-December, 2016</text:p>
          </table:table-cell>
          <table:table-cell table:style-name="Table2.A2" office:value-type="string">
            <text:p text:style-name="P7">Ok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January-December, 2017</text:p>
          </table:table-cell>
          <table:table-cell table:style-name="Table2.A2" office:value-type="string">
            <text:p text:style-name="P6">End Date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48:50.437489211</meta:creation-date>
    <dc:date>2017-12-08T13:12:00.157546072</dc:date>
    <meta:editing-duration>PT27M7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2" meta:paragraph-count="34" meta:word-count="79" meta:character-count="519" meta:non-whitespace-character-count="472"/>
  </office:meta>
</office:document-meta>
</file>